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5">
      <style:paragraph-properties fo:margin-left="1.5in" fo:margin-right="0in" fo:text-indent="-0.25in" style:auto-text-indent="false"/>
    </style:style>
    <style:style style:name="P2" style:family="paragraph" style:parent-style-name="Standard" style:list-style-name="WWNum6">
      <style:paragraph-properties fo:margin-left="1.5in" fo:margin-right="0in" fo:text-indent="-0.25in" style:auto-text-indent="false"/>
    </style:style>
    <style:style style:name="P3" style:family="paragraph" style:parent-style-name="Standard" style:list-style-name="WWNum8">
      <style:paragraph-properties fo:margin-left="1.5in" fo:margin-right="0in" fo:text-indent="-0.25in" style:auto-text-indent="false"/>
    </style:style>
    <style:style style:name="P4" style:family="paragraph" style:parent-style-name="Standard" style:list-style-name="WWNum2">
      <style:paragraph-properties fo:margin-left="1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6" style:family="paragraph" style:parent-style-name="Standard" style:list-style-name="WWNum7">
      <style:paragraph-properties fo:margin-left="1.5in" fo:margin-right="0in" fo:text-indent="-0.25in" style:auto-text-indent="false"/>
    </style:style>
    <style:style style:name="P7" style:family="paragraph" style:parent-style-name="Standard" style:list-style-name="WWNum5">
      <style:paragraph-properties fo:margin-left="1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5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5">
      <style:paragraph-properties fo:margin-left="1.5in" fo:margin-right="0in" fo:margin-top="0in" fo:margin-bottom="0.1665in" loext:contextual-spacing="false" fo:line-height="100%" fo:text-indent="-0.25in" style:auto-text-indent="false"/>
    </style:style>
    <style:style style:name="P10" style:family="paragraph" style:parent-style-name="Standard">
      <style:paragraph-properties fo:margin-left="1.5in" fo:margin-right="0in" fo:text-indent="0in" style:auto-text-indent="false"/>
    </style:style>
    <style:style style:name="P11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3" style:family="paragraph" style:parent-style-name="Standard">
      <style:paragraph-properties fo:margin-left="0.5in" fo:margin-right="0in" fo:text-indent="0in" style:auto-text-indent="false"/>
    </style:style>
    <style:style style:name="P14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T2" style:family="text">
      <style:text-properties fo:color="#24292e"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Identificação das Entidades:</text:p>
      <text:p text:style-name="Standard"/>
      <text:p text:style-name="Standard"><text:s/>Processo:</text:p>
      <text:list xml:id="list494082423" text:style-name="WWNum5">
        <text:list-item>
          <text:p text:style-name="P1">Número de Processo (chave_primária): inteiro</text:p>
        </text:list-item>
        <text:list-item>
          <text:p text:style-name="P7">Data de Cadastro de Processo : Date</text:p>
        </text:list-item>
        <text:list-item>
          <text:p text:style-name="P8"><text:span text:style-name="T2">Assunto:Text </text:span></text:p>
        </text:list-item>
        <text:list-item>
          <text:p text:style-name="P8"><text:span text:style-name="T2">Quem deu início:Entidade do tipo Secretário/Diretor</text:span></text:p>
        </text:list-item>
        <text:list-item>
          <text:p text:style-name="P8"><text:span text:style-name="T2">Quem solicitou:Text</text:span></text:p>
        </text:list-item>
        <text:list-item>
          <text:p text:style-name="P9"><text:span text:style-name="T2">Status:Text</text:span></text:p>
        </text:list-item>
      </text:list>
      <text:p text:style-name="P10"/>
      <text:p text:style-name="Standard"/>
      <text:p text:style-name="Standard">Departamento:</text:p>
      <text:list xml:id="list3177906862" text:style-name="WWNum6">
        <text:list-item>
          <text:p text:style-name="P2">Nome: Text</text:p>
        </text:list-item>
        <text:list-item>
          <text:p text:style-name="P2">ID (chave_primária):inteiro</text:p>
        </text:list-item>
        <text:list-item>
          <text:p text:style-name="P2">Exigencia:Text</text:p>
        </text:list-item>
      </text:list>
      <text:p text:style-name="Standard"/>
      <text:p text:style-name="Standard">Professor:</text:p>
      <text:list xml:id="list1297989205" text:style-name="WWNum8">
        <text:list-item>
          <text:p text:style-name="P3">Nome:Text</text:p>
        </text:list-item>
        <text:list-item>
          <text:p text:style-name="P3">email:text</text:p>
        </text:list-item>
        <text:list-item>
          <text:p text:style-name="P3">senha:passworld</text:p>
        </text:list-item>
        <text:list-item>
          <text:p text:style-name="P3">login:text</text:p>
        </text:list-item>
        <text:list-item>
          <text:p text:style-name="P3">ID(chave_primaria):inteiro</text:p>
        </text:list-item>
      </text:list>
      <text:p text:style-name="Standard"/>
      <text:p text:style-name="Standard">Diretor :</text:p>
      <text:list xml:id="list3942963689" text:style-name="WWNum2">
        <text:list-item>
          <text:p text:style-name="P4">Nome:Text</text:p>
        </text:list-item>
        <text:list-item>
          <text:p text:style-name="P4"><text:soft-page-break/>email:text</text:p>
        </text:list-item>
        <text:list-item>
          <text:p text:style-name="P4">senha:passworld</text:p>
        </text:list-item>
        <text:list-item>
          <text:p text:style-name="P4">login:text</text:p>
        </text:list-item>
        <text:list-item>
          <text:p text:style-name="P4">ID(chave_primaria):inteiro</text:p>
        </text:list-item>
      </text:list>
      <text:p text:style-name="Standard">Secretário:</text:p>
      <text:list xml:id="list2175684852" text:style-name="WWNum1">
        <text:list-item>
          <text:p text:style-name="P5">Nome:Text</text:p>
        </text:list-item>
        <text:list-item>
          <text:p text:style-name="P5">email:text</text:p>
        </text:list-item>
        <text:list-item>
          <text:p text:style-name="P5">senha:passworld</text:p>
        </text:list-item>
        <text:list-item>
          <text:p text:style-name="P5">login:text</text:p>
        </text:list-item>
        <text:list-item>
          <text:p text:style-name="P5">ID(chave_primaria):inteiro</text:p>
        </text:list-item>
      </text:list>
      <text:p text:style-name="Standard"/>
      <text:p text:style-name="Standard">Notificação:</text:p>
      <text:list xml:id="list35209376" text:style-name="WWNum7">
        <text:list-item>
          <text:p text:style-name="P6">Data:Date</text:p>
        </text:list-item>
        <text:list-item>
          <text:p text:style-name="P6">Hora:Time</text:p>
        </text:list-item>
        <text:list-item>
          <text:p text:style-name="P6">Assunto:Text</text:p>
        </text:list-item>
        <text:list-item>
          <text:p text:style-name="P6">Notificante:Entidade Diretor ou Secretário. </text:p>
        </text:list-item>
        <text:list-item>
          <text:p text:style-name="P6">Notificado: Entidade Diretor ou Secretário ou Professor.</text:p>
        </text:list-item>
        <text:list-item>
          <text:p text:style-name="P6">ID(chave_primaria):inteiro</text:p>
        </text:list-item>
      </text:list>
      <text:p text:style-name="Standard"/>
      <text:p text:style-name="Standard"/>
      <text:p text:style-name="Standard">Identificação <text:s/>dos Relacionamentos:</text:p>
      <text:p text:style-name="Standard"/>
      <text:list xml:id="list357273737" text:style-name="WWNum4">
        <text:list-item>
          <text:p text:style-name="P11">Receber_Processo:Relacionamento entre Secretário/Diretor e Processo,Cardinalidade:(1:N).</text:p>
        </text:list-item>
        <text:list-item>
          <text:p text:style-name="P11">Enviar_Processo:Relacionamento entre Diretor/Secretário e Professor e Departamento,Cardinalidade:(N:N).</text:p>
        </text:list-item>
        <text:list-item>
          <text:p text:style-name="P11">Arquivar_Processo:Relacionamento entre Diretor/Secretário e Processo.Cardinalidade(1:N).</text:p>
        </text:list-item>
      </text:list>
      <text:p text:style-name="Standard"/>
      <text:p text:style-name="Standard"><text:soft-page-break/>Consultas e Relatórios:</text:p>
      <text:p text:style-name="Standard"/>
      <text:list xml:id="list919713239" text:style-name="WWNum3">
        <text:list-item>
          <text:p text:style-name="P12"><text:s text:c="2"/>Consultar todos os processos no departamento;</text:p>
        </text:list-item>
        <text:list-item>
          <text:p text:style-name="P12"><text:s text:c="2"/>Consultar processos de acordo com os interessados, número ou assunto;</text:p>
        </text:list-item>
        <text:list-item>
          <text:p text:style-name="P12"><text:s text:c="2"/>Consultar processos que extrapolaram a data crítica;</text:p>
        </text:list-item>
        <text:list-item>
          <text:p text:style-name="P12"><text:s text:c="2"/>Consultar usuários de acordo com o nome.</text:p>
        </text:list-item>
      </text:list>
      <text:p text:style-name="P1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.5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6" meta:word-count="157" meta:character-count="1271" meta:non-whitespace-character-count="1185"/>
    <meta:generator>LibreOfficeDev/6.0.5.2$Linux_X86_64 LibreOffice_project/</meta:generator>
  </office:meta>
</office:document-meta>
</file>